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5f5734"/>
    </style:style>
    <style:style style:name="P4" style:family="paragraph" style:parent-style-name="Text_20_body">
      <style:text-properties officeooo:rsid="0063e1f0" officeooo:paragraph-rsid="0063e1f0"/>
    </style:style>
    <style:style style:name="P5" style:family="paragraph" style:parent-style-name="Text_20_body">
      <style:text-properties officeooo:rsid="0069c815" officeooo:paragraph-rsid="0069c815"/>
    </style:style>
    <style:style style:name="P6" style:family="paragraph" style:parent-style-name="Text_20_body">
      <style:text-properties officeooo:rsid="0069c815" officeooo:paragraph-rsid="00827ffb"/>
    </style:style>
    <style:style style:name="P7" style:family="paragraph" style:parent-style-name="Text_20_body">
      <style:text-properties officeooo:rsid="006b2101" officeooo:paragraph-rsid="00827ffb"/>
    </style:style>
    <style:style style:name="P8" style:family="paragraph" style:parent-style-name="Text_20_body">
      <style:text-properties officeooo:rsid="006c0189" officeooo:paragraph-rsid="00827ffb"/>
    </style:style>
    <style:style style:name="P9" style:family="paragraph" style:parent-style-name="Text_20_body">
      <style:text-properties officeooo:rsid="006d736c" officeooo:paragraph-rsid="00827ffb"/>
    </style:style>
    <style:style style:name="P10" style:family="paragraph" style:parent-style-name="Text_20_body">
      <style:text-properties officeooo:rsid="0070af80" officeooo:paragraph-rsid="00827ffb"/>
    </style:style>
    <style:style style:name="P11" style:family="paragraph" style:parent-style-name="Text_20_body">
      <style:text-properties officeooo:paragraph-rsid="00827ffb"/>
    </style:style>
    <style:style style:name="P12" style:family="paragraph" style:parent-style-name="Text_20_body">
      <style:text-properties officeooo:rsid="0084f1f4" officeooo:paragraph-rsid="0084f1f4"/>
    </style:style>
    <style:style style:name="P13" style:family="paragraph" style:parent-style-name="Text_20_body">
      <style:text-properties officeooo:rsid="008ac243" officeooo:paragraph-rsid="008ac243"/>
    </style:style>
    <style:style style:name="P14" style:family="paragraph" style:parent-style-name="Text_20_body">
      <style:text-properties fo:color="#0000cc" officeooo:rsid="006ad0de" officeooo:paragraph-rsid="00827ffb"/>
    </style:style>
    <style:style style:name="P15" style:family="paragraph" style:parent-style-name="Text_20_body">
      <style:text-properties officeooo:rsid="008ca908" officeooo:paragraph-rsid="005f5734"/>
    </style:style>
    <style:style style:name="P16" style:family="paragraph" style:parent-style-name="Text_20_body">
      <style:text-properties officeooo:rsid="008ca908" officeooo:paragraph-rsid="008ca908"/>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rsid="00776916" officeooo:paragraph-rsid="00827ffb"/>
    </style:style>
    <style:style style:name="P20" style:family="paragraph" style:parent-style-name="Text_20_body">
      <style:text-properties officeooo:rsid="0075697a" officeooo:paragraph-rsid="008d2268"/>
    </style:style>
    <style:style style:name="P21" style:family="paragraph" style:parent-style-name="Heading_20_1" style:list-style-name=""/>
    <style:style style:name="P22" style:family="paragraph" style:parent-style-name="Heading_20_1" style:list-style-name="">
      <style:text-properties officeooo:rsid="005f5734" officeooo:paragraph-rsid="005f5734"/>
    </style:style>
    <style:style style:name="P23" style:family="paragraph" style:parent-style-name="Heading_20_1">
      <style:text-properties officeooo:rsid="005f5734" officeooo:paragraph-rsid="00827ffb"/>
    </style:style>
    <style:style style:name="P24" style:family="paragraph" style:parent-style-name="Heading_20_1">
      <style:paragraph-properties fo:break-before="page"/>
    </style:style>
    <style:style style:name="P25" style:family="paragraph" style:parent-style-name="Heading_20_1" style:list-style-name="">
      <style:paragraph-properties fo:break-before="page"/>
      <style:text-properties officeooo:rsid="00169098" officeooo:paragraph-rsid="00169098"/>
    </style:style>
    <style:style style:name="P26" style:family="paragraph" style:parent-style-name="Heading_20_1">
      <style:paragraph-properties fo:break-before="page"/>
      <style:text-properties officeooo:rsid="005f5734" officeooo:paragraph-rsid="005f5734"/>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332b"/>
    </style:style>
    <style:style style:name="T7" style:family="text">
      <style:text-properties officeooo:rsid="0069c815"/>
    </style:style>
    <style:style style:name="T8" style:family="text">
      <style:text-properties officeooo:rsid="006ad0de"/>
    </style:style>
    <style:style style:name="T9" style:family="text">
      <style:text-properties officeooo:rsid="006c0189"/>
    </style:style>
    <style:style style:name="T10" style:family="text">
      <style:text-properties officeooo:rsid="006d736c"/>
    </style:style>
    <style:style style:name="T11" style:family="text">
      <style:text-properties officeooo:rsid="0074c9d4"/>
    </style:style>
    <style:style style:name="T12" style:family="text">
      <style:text-properties officeooo:rsid="007832f7"/>
    </style:style>
    <style:style style:name="T13" style:family="text">
      <style:text-properties officeooo:rsid="00792c6f"/>
    </style:style>
    <style:style style:name="T14" style:family="text">
      <style:text-properties fo:color="#0000cc" officeooo:rsid="006ad0de"/>
    </style:style>
    <style:style style:name="T15" style:family="text">
      <style:text-properties fo:color="#0000cc" officeooo:rsid="0080d467"/>
    </style:style>
    <style:style style:name="T16" style:family="text">
      <style:text-properties officeooo:rsid="007ff550"/>
    </style:style>
    <style:style style:name="T17" style:family="text">
      <style:text-properties officeooo:rsid="0080d467"/>
    </style:style>
    <style:style style:name="T18" style:family="text">
      <style:text-properties officeooo:rsid="0086e758"/>
    </style:style>
    <style:style style:name="T19" style:family="text">
      <style:text-properties officeooo:rsid="0088db60"/>
    </style:style>
    <style:style style:name="T20" style:family="text">
      <style:text-properties officeooo:rsid="008e8f76"/>
    </style:style>
    <style:style style:name="T21" style:family="text">
      <style:text-properties officeooo:rsid="00903ab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1"/>
      <text:p text:style-name="P2"/>
      <text:p text:style-name="P2"/>
      <text:p text:style-name="P2">Cédric <text:span text:style-name="T1">GARCIA</text:span></text:p>
      <text:p text:style-name="P2">Florian <text:s/><text:span text:style-name="T1">BARROIS</text:span></text:p>
      <text:p text:style-name="P2">Hosseim NAHAL</text:p>
      <text:p text:style-name="P2">Peio RIGAUX</text:p>
      <text:p text:style-name="P2">Mohd Thaqif ABDULLAH HASIM </text:p>
      <text:p text:style-name="P2"/>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des Matières</text:p>
          </text:index-title>
          <text:p text:style-name="P17"><text:a xlink:type="simple" xlink:href="#__RefHeading___Toc209_1934101922" text:style-name="Index_20_Link" text:visited-style-name="Index_20_Link">Introduction<text:tab/>3</text:a></text:p>
          <text:p text:style-name="P17"><text:a xlink:type="simple" xlink:href="#__RefHeading___Toc219_1934101922" text:style-name="Index_20_Link" text:visited-style-name="Index_20_Link">Spécifications<text:tab/>4</text:a></text:p>
          <text:p text:style-name="P17"><text:a xlink:type="simple" xlink:href="#__RefHeading___Toc221_1934101922" text:style-name="Index_20_Link" text:visited-style-name="Index_20_Link">Tests utilisateur<text:tab/>5</text:a></text:p>
          <text:p text:style-name="P17"><text:a xlink:type="simple" xlink:href="#__RefHeading___Toc223_1934101922" text:style-name="Index_20_Link" text:visited-style-name="Index_20_Link">Implémentation<text:tab/>6</text:a></text:p>
          <text:p text:style-name="P17"><text:a xlink:type="simple" xlink:href="#__RefHeading___Toc225_1934101922" text:style-name="Index_20_Link" text:visited-style-name="Index_20_Link">Organisation du travail en équipe<text:tab/>7</text:a></text:p>
          <text:p text:style-name="P17"><text:a xlink:type="simple" xlink:href="#__RefHeading___Toc231_1934101922" text:style-name="Index_20_Link" text:visited-style-name="Index_20_Link">Retour global sur le projet<text:tab/>8</text:a></text:p>
        </text:index-body>
      </text:table-of-content>
      <text:p text:style-name="P2"/>
      <text:h text:style-name="P25"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19">N</text:span>achOS permet d’aborder quelques aspects d’un système d’exploitation par des étudiants. <text:span text:style-name="T2">Il consiste en une émulation d’un système avec la partie noyau en C/C++ et une machine virtuelle MIPS qui permettra d’exécuter plusieurs processus. Le projet NachOS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4">Vous découvrez tout au long de ce rapport les particularités de notre petit système d’exploitation, <text:span text:style-name="T6">TétanOS</text:span>.</text:p>
      <text:p text:style-name="P5">FredOS/BélénOS/ChurrOS/TacOS/BurritOS/KOS/<text:span text:style-name="T10">ChaOS, SegFaultOS, BufferOverflOS, KinderBuenOS</text:span></text:p>
      <text:p text:style-name="Text_20_body"><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p text:style-name="P3"/>
      <text:h text:style-name="P22" text:outline-level="1"/>
      <text:h text:style-name="P26" text:outline-level="1"><text:bookmark-start text:name="__RefHeading___Toc219_1934101922"/>Spécifications<text:bookmark-end text:name="__RefHeading___Toc219_1934101922"/></text:h>
      <text:p text:style-name="P14"/>
      <text:p text:style-name="P11"><text:span text:style-name="T14">void</text:span><text:span text:style-name="T7"> SynchPutChar(</text:span><text:span text:style-name="T14">const char</text:span><text:span text:style-name="T8"> ch)</text:span></text:p>
      <text:p text:style-name="P7"><text:span text:style-name="T16">→ Écrit</text:span> le caractère ch <text:span text:style-name="T9">dans la sortie définie précédemment</text:span></text:p>
      <text:p text:style-name="P6"><text:span text:style-name="T14">char</text:span> SynchGetChar()</text:p>
      <text:p text:style-name="P8"><text:span text:style-name="T16">→ </text:span>Récupère et renvoie un caractère à partir de l’entrée définie précédemment</text:p>
      <text:p text:style-name="P6"><text:span text:style-name="T14">void</text:span><text:span text:style-name="T8"> </text:span>SynchGetString(<text:span text:style-name="T14">char</text:span><text:span text:style-name="T8">* s, </text:span><text:span text:style-name="T14">int</text:span><text:span text:style-name="T8"> n</text:span>)</text:p>
      <text:p text:style-name="P8"><text:span text:style-name="T16">→ </text:span>Récupère n caractères de la chaîne de caractères via l’entrée définie précédemment et les stocke dans la chaîne s stockée en paramètre. <text:span text:style-name="T21">La lecture s’arrête l</text:span>orsqu’un ‘\n’ <text:span text:style-name="T21">ou EOF </text:span>est rencontré <text:span text:style-name="T21">ou EOF.</text:span></text:p>
      <text:p text:style-name="P9"><text:span text:style-name="T16">→ </text:span>La chaîne <text:span text:style-name="T20">de</text:span> caractères est terminée par ‘\0’.</text:p>
      <text:p text:style-name="P6"><text:span text:style-name="T15">void</text:span><text:span text:style-name="T17"> </text:span>SynchPutString(<text:span text:style-name="T14">const char</text:span><text:span text:style-name="T8"> s[]</text:span>)</text:p>
      <text:p text:style-name="P10"><text:span text:style-name="T16">→ </text:span>Parcourt la chaîne de caractères s et écrit caractère par caractère sur la sortie définie précédemment jusqu’à la rencontre du caractère ‘\0’ ou <text:span text:style-name="T11">jusqu’à ce que</text:span> MAX_STRING_SIZE <text:span text:style-name="T11">soit</text:span> atteinte. <text:span text:style-name="T12">Le comportement est indéfini dans le cas où s ne contient pas de ‘\0’.</text:span></text:p>
      <text:p text:style-name="P6"><text:span text:style-name="T14">void</text:span> SynchGetInt(<text:span text:style-name="T14">int</text:span><text:span text:style-name="T8"> n</text:span>)</text:p>
      <text:p text:style-name="P20"><text:span text:style-name="T16">→ Lit un entier depuis l'entrée standard, si la valeur n'est pas dans [-2³¹; 2³¹-1] elle sera forcée à une de ces valeurs (la limite est de 16 caractères pour les entiers, au-delà les caractères ne seront pas comptés)</text:span></text:p>
      <text:p text:style-name="P6"><text:span text:style-name="T14">void</text:span><text:span text:style-name="T8"> </text:span>SynchPutInt(<text:span text:style-name="T14">int</text:span><text:span text:style-name="T8"> * n</text:span>)</text:p>
      <text:p text:style-name="P19"><text:span text:style-name="T16">→ </text:span>Récupère la valeur de l’entrée définie précédemment puis l’écrit à l’adresse pointée par n. <text:span text:style-name="T13">Le comportement est indéfini si la valeur est supérieure à 2^32-1 ou inférieure à 2^32-1.</text:span></text:p>
      <text:h text:style-name="P23" text:outline-level="1"/>
      <text:p text:style-name="Text_20_body"/>
      <text:h text:style-name="P21" text:outline-level="1"/>
      <text:h text:style-name="P26" text:outline-level="1"><text:bookmark-start text:name="__RefHeading___Toc221_1934101922"/>Tests utilisateur<text:bookmark-end text:name="__RefHeading___Toc221_1934101922"/></text:h>
      <text:p text:style-name="Text_20_body"/>
      <text:p text:style-name="Text_20_body"/>
      <text:h text:style-name="P26" text:outline-level="1"><text:bookmark-start text:name="__RefHeading___Toc223_1934101922"/>Implémentation<text:bookmark-end text:name="__RefHeading___Toc223_1934101922"/></text:h>
      <text:p text:style-name="P15"/>
      <text:p text:style-name="P16">char SynchGetChar() :</text:p>
      <text:p text:style-name="P16">Fait appel à la fonction GetChar() de Console pour récupérer un caractère depuis l'entrée standard grâce un mécanisme d'interruption.</text:p>
      <text:p text:style-name="P16"/>
      <text:p text:style-name="P16">void SynchPutChar(const char ch) : Fait appel à la fonction PutChar de Console pour écrire un caractère ch sur la sortie standard déclenchant une interruption.</text:p>
      <text:p text:style-name="P16"/>
      <text:p text:style-name="P16">void SynchGetString() : Effectue des appels à la fonction SynchGetChar dans une boucle bornée par le nombre de caractères lus. Le caractère de fin de chaîne est concaténé à la chaîne obtenue.</text:p>
      <text:p text:style-name="P16"/>
      <text:p text:style-name="P16">void SynchPutString(const char s[]) : Fait appel à la fonction SynchPutChar dans une boucle pour afficher des caratères sur la sortie standard. La boucle s'arrête lorsque le caractère de fin de chaîne est détecté ou lorsque la nombre maximum de caractères est atteint. <text:s/></text:p>
      <text:p text:style-name="P16"/>
      <text:p text:style-name="P16">void SynchGetInt(int *n) : Lit une chaîne de caractères depuis l'entrée standard grâce à la fonction SynchGetChar. Le premier caractère est testé pour pouvoir considérer les nombres négatifs. Ensuite tant qu'un caractère dont le code ASCII correspond à un chiffre est détecté, ce chiffre est ajouté à la chaîne. La chaîne est terminée par le caractère de fin de chaîne et est stockée dans le pointeur sur entier n.</text:p>
      <text:p text:style-name="P16"/>
      <text:p text:style-name="P16">void SynchPutInt(const int n) : Convertit l'entier n au format chaîne de caractères et l'affiche sur la sortie standard en appelant la fonction SynchPutString.</text:p>
      <text:h text:style-name="P26" text:outline-level="1"><text:bookmark-start text:name="__RefHeading___Toc225_1934101922"/>Organisation du travail en équipe<text:bookmark-end text:name="__RefHeading___Toc225_1934101922"/></text:h>
      <text:p text:style-name="P3"/>
      <text:p text:style-name="P12">Répartition des tâches et fonctionnement de l’équipe</text:p>
      <text:p text:style-name="P12">Cédric : Conception et implémentation, rédaction des tests</text:p>
      <text:p text:style-name="P12">Florian : Conception et implémentation</text:p>
      <text:p text:style-name="P12">Hosseim : Conception et implémentation</text:p>
      <text:p text:style-name="P12">Thaqif : Implémentation, tests et compte rendu</text:p>
      <text:p text:style-name="P12">Peio : Compte rendu et tests</text:p>
      <text:p text:style-name="P12">Les tâches assignées à chacun montrent l’organisation générale du groupe. Cependant, <text:span text:style-name="T18">toute l’équipe se tient au courant de ce que chacun fait et peut ponctuellement travailler sur la même tâche (par exemple lors de la rédaction du premier compte rendu et de la compréhension du fonctionnement des piles de thread NachOS).</text:span></text:p>
      <text:p text:style-name="P12"/>
      <text:p text:style-name="P13">[Diagramme Gant en cours de rédaction]</text:p>
      <text:h text:style-name="P24" text:outline-level="1"><text:bookmark-start text:name="__RefHeading___Toc231_1934101922"/>Retour global sur le projet<text:bookmark-end text:name="__RefHeading___Toc231_19341019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7-12-21T18:22:40.171380351</dc:date>
    <meta:editing-duration>PT8H43M6S</meta:editing-duration>
    <meta:editing-cycles>79</meta:editing-cycles>
    <meta:generator>LibreOffice/5.1.6.2$Linux_X86_64 LibreOffice_project/10m0$Build-2</meta:generator>
    <meta:document-statistic meta:table-count="0" meta:image-count="0" meta:object-count="0" meta:page-count="8" meta:paragraph-count="51" meta:word-count="680" meta:character-count="4404" meta:non-whitespace-character-count="3777"/>
  </office:meta>
</office:document-meta>
</file>